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1.2291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1.4862in"/>
    </style:style>
    <style:style style:name="co7" style:family="table-column">
      <style:table-column-properties fo:break-before="auto" style:column-width="1.4791in"/>
    </style:style>
    <style:style style:name="co8" style:family="table-column">
      <style:table-column-properties fo:break-before="auto" style:column-width="0.736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3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5"/>
  </office:automatic-styles>
  <office:body>
    <office:spreadsheet>
      <table:calculation-settings table:automatic-find-labels="false" table:use-regular-expressions="false" table:use-wildcards="true"/>
      <table:table table:name="coun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3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4"/>
        <table:table-row table:style-name="ro1">
          <table:table-cell/>
          <table:table-cell table:style-name="ce1" office:value-type="string" calcext:value-type="string" table:number-columns-spanned="3" table:number-rows-spanned="1">
            <text:p>Classes</text:p>
          </table:table-cell>
          <table:covered-table-cell table:number-columns-repeated="2" table:style-name="Default"/>
          <table:table-cell table:style-name="Default"/>
          <table:table-cell table:style-name="ce3" office:value-type="string" calcext:value-type="string" table:number-columns-spanned="3" table:number-rows-spanned="1">
            <text:p>Deals</text:p>
          </table:table-cell>
          <table:covered-table-cell table:number-columns-repeated="2" table:style-name="Default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Distribution</text:p>
          </table:table-cell>
          <table:table-cell table:style-name="ce1" office:value-type="string" calcext:value-type="string">
            <text:p><text:s/>Exhaustive Search</text:p>
          </table:table-cell>
          <table:table-cell table:style-name="ce1" office:value-type="string" calcext:value-type="string">
            <text:p><text:s/>Heuristic</text:p>
          </table:table-cell>
          <table:table-cell table:style-name="ce1" office:value-type="string" calcext:value-type="string">
            <text:p><text:s/>Short Fiv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Exhaustive Search</text:p>
          </table:table-cell>
          <table:table-cell table:style-name="ce1" office:value-type="string" calcext:value-type="string">
            <text:p><text:s/>Heuristic</text:p>
          </table:table-cell>
          <table:table-cell table:style-name="ce1" office:value-type="string" calcext:value-type="string">
            <text:p><text:s/>Short Five</text:p>
          </table:table-cell>
          <table:table-cell table:style-name="ce1" office:value-type="string" calcext:value-type="string">
            <text:p>Total</text:p>
          </table:table-cell>
          <table:table-cell table:style-name="Default" office:value-type="string" calcext:value-type="string">
            <text:p><text:s/>Solutions</text:p>
          </table:table-cell>
          <table:table-cell table:style-name="Default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13-10-2-0</text:p>
          </table:table-cell>
          <table:table-cell office:value-type="float" office:value="11388" calcext:value-type="float">
            <text:p>11,3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D3]+[.B3]+[.C3]" office:value-type="float" office:value="11388" calcext:value-type="float">
            <text:p>11,388</text:p>
          </table:table-cell>
          <table:table-cell office:value-type="float" office:value="535392" calcext:value-type="float">
            <text:p>535,3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H3]+[.F3]+[.G3]" office:value-type="float" office:value="535392" calcext:value-type="float">
            <text:p>535,392</text:p>
          </table:table-cell>
          <table:table-cell office:value-type="float" office:value="535392" calcext:value-type="float">
            <text:p>535,392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13-10-1-1</text:p>
          </table:table-cell>
          <table:table-cell office:value-type="float" office:value="13286" calcext:value-type="float">
            <text:p>13,2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D4]+[.B4]+[.C4]" office:value-type="float" office:value="13286" calcext:value-type="float">
            <text:p>13,286</text:p>
          </table:table-cell>
          <table:table-cell office:value-type="float" office:value="580008" calcext:value-type="float">
            <text:p>580,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H4]+[.F4]+[.G4]" office:value-type="float" office:value="580008" calcext:value-type="float">
            <text:p>580,008</text:p>
          </table:table-cell>
          <table:table-cell office:value-type="float" office:value="580008" calcext:value-type="float">
            <text:p>580,008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12-11-2-0</text:p>
          </table:table-cell>
          <table:table-cell office:value-type="float" office:value="42588" calcext:value-type="float">
            <text:p>42,5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D5]+[.B5]+[.C5]" office:value-type="float" office:value="42588" calcext:value-type="float">
            <text:p>42,588</text:p>
          </table:table-cell>
          <table:table-cell office:value-type="float" office:value="1898208" calcext:value-type="float">
            <text:p>1,898,2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H5]+[.F5]+[.G5]" office:value-type="float" office:value="1898208" calcext:value-type="float">
            <text:p>1,898,208</text:p>
          </table:table-cell>
          <table:table-cell office:value-type="float" office:value="1898208" calcext:value-type="float">
            <text:p>1,898,208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string" calcext:value-type="string">
            <text:p>12-11-1-1</text:p>
          </table:table-cell>
          <table:table-cell office:value-type="float" office:value="49686" calcext:value-type="float">
            <text:p>49,6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D6]+[.B6]+[.C6]" office:value-type="float" office:value="49686" calcext:value-type="float">
            <text:p>49,686</text:p>
          </table:table-cell>
          <table:table-cell office:value-type="float" office:value="2056392" calcext:value-type="float">
            <text:p>2,056,3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H6]+[.F6]+[.G6]" office:value-type="float" office:value="2056392" calcext:value-type="float">
            <text:p>2,056,392</text:p>
          </table:table-cell>
          <table:table-cell office:value-type="float" office:value="2056248" calcext:value-type="float">
            <text:p>2,056,248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>
          <table:table-cell office:value-type="string" calcext:value-type="string">
            <text:p>13-9-3-0 </text:p>
          </table:table-cell>
          <table:table-cell office:value-type="float" office:value="104390" calcext:value-type="float">
            <text:p>104,3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D7]+[.B7]+[.C7]" office:value-type="float" office:value="104390" calcext:value-type="float">
            <text:p>104,390</text:p>
          </table:table-cell>
          <table:table-cell office:value-type="float" office:value="4907760" calcext:value-type="float">
            <text:p>4,907,7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H7]+[.F7]+[.G7]" office:value-type="float" office:value="4907760" calcext:value-type="float">
            <text:p>4,907,760</text:p>
          </table:table-cell>
          <table:table-cell office:value-type="float" office:value="4907760" calcext:value-type="float">
            <text:p>4,907,760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string" calcext:value-type="string">
            <text:p>13-9-2-1 </text:p>
          </table:table-cell>
          <table:table-cell office:value-type="float" office:value="370110" calcext:value-type="float">
            <text:p>370,1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D8]+[.B8]+[.C8]" office:value-type="float" office:value="370110" calcext:value-type="float">
            <text:p>370,110</text:p>
          </table:table-cell>
          <table:table-cell office:value-type="float" office:value="17400240" calcext:value-type="float">
            <text:p>17,400,2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H8]+[.F8]+[.G8]" office:value-type="float" office:value="17400240" calcext:value-type="float">
            <text:p>17,400,240</text:p>
          </table:table-cell>
          <table:table-cell office:value-type="float" office:value="17400240" calcext:value-type="float">
            <text:p>17,400,240</text:p>
          </table:table-cell>
          <table:table-cell office:value-type="float" office:value="36.04" calcext:value-type="float">
            <text:p>36.04</text:p>
          </table:table-cell>
        </table:table-row>
        <table:table-row table:style-name="ro1">
          <table:table-cell office:value-type="string" calcext:value-type="string">
            <text:p>11-11-3-0</text:p>
          </table:table-cell>
          <table:table-cell office:value-type="float" office:value="449826" calcext:value-type="float">
            <text:p>449,8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D9]+[.B9]+[.C9]" office:value-type="float" office:value="449826" calcext:value-type="float">
            <text:p>449,826</text:p>
          </table:table-cell>
          <table:table-cell office:value-type="float" office:value="20880288" calcext:value-type="float">
            <text:p>20,880,2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H9]+[.F9]+[.G9]" office:value-type="float" office:value="20880288" calcext:value-type="float">
            <text:p>20,880,288</text:p>
          </table:table-cell>
          <table:table-cell office:value-type="float" office:value="20858160" calcext:value-type="float">
            <text:p>20,858,160</text:p>
          </table:table-cell>
          <table:table-cell office:value-type="float" office:value="40.15" calcext:value-type="float">
            <text:p>40.15</text:p>
          </table:table-cell>
        </table:table-row>
        <table:table-row table:style-name="ro1">
          <table:table-cell office:value-type="string" calcext:value-type="string">
            <text:p>13-8-4-0 </text:p>
          </table:table-cell>
          <table:table-cell office:value-type="float" office:value="465465" calcext:value-type="float">
            <text:p>465,4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D10]+[.B10]+[.C10]" office:value-type="float" office:value="465465" calcext:value-type="float">
            <text:p>465,465</text:p>
          </table:table-cell>
          <table:table-cell office:value-type="float" office:value="22084920" calcext:value-type="float">
            <text:p>22,084,9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H10]+[.F10]+[.G10]" office:value-type="float" office:value="22084920" calcext:value-type="float">
            <text:p>22,084,920</text:p>
          </table:table-cell>
          <table:table-cell office:value-type="float" office:value="22084920" calcext:value-type="float">
            <text:p>22,084,920</text:p>
          </table:table-cell>
          <table:table-cell office:value-type="float" office:value="48.66" calcext:value-type="float">
            <text:p>48.66</text:p>
          </table:table-cell>
        </table:table-row>
        <table:table-row table:style-name="ro1">
          <table:table-cell office:value-type="string" calcext:value-type="string">
            <text:p>12-10-3-0</text:p>
          </table:table-cell>
          <table:table-cell office:value-type="float" office:value="542828" calcext:value-type="float">
            <text:p>542,8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D11]+[.B11]+[.C11]" office:value-type="float" office:value="542828" calcext:value-type="float">
            <text:p>542,828</text:p>
          </table:table-cell>
          <table:table-cell office:value-type="float" office:value="25520352" calcext:value-type="float">
            <text:p>25,520,3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H11]+[.F11]+[.G11]" office:value-type="float" office:value="25520352" calcext:value-type="float">
            <text:p>25,520,352</text:p>
          </table:table-cell>
          <table:table-cell office:value-type="float" office:value="25506240" calcext:value-type="float">
            <text:p>25,506,240</text:p>
          </table:table-cell>
          <table:table-cell office:value-type="float" office:value="50.5" calcext:value-type="float">
            <text:p>50.50</text:p>
          </table:table-cell>
        </table:table-row>
        <table:table-row table:style-name="ro1">
          <table:table-cell office:value-type="string" calcext:value-type="string">
            <text:p>11-11-2-1</text:p>
          </table:table-cell>
          <table:table-cell office:value-type="float" office:value="1682226" calcext:value-type="float">
            <text:p>1,682,2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D12]+[.B12]+[.C12]" office:value-type="float" office:value="1682226" calcext:value-type="float">
            <text:p>1,682,226</text:p>
          </table:table-cell>
          <table:table-cell office:value-type="float" office:value="74030112" calcext:value-type="float">
            <text:p>74,030,1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H12]+[.F12]+[.G12]" office:value-type="float" office:value="74030112" calcext:value-type="float">
            <text:p>74,030,112</text:p>
          </table:table-cell>
          <table:table-cell office:value-type="float" office:value="73958640" calcext:value-type="float">
            <text:p>73,958,640</text:p>
          </table:table-cell>
          <table:table-cell office:value-type="float" office:value="145.57" calcext:value-type="float">
            <text:p>145.57</text:p>
          </table:table-cell>
        </table:table-row>
        <table:table-row table:style-name="ro1">
          <table:table-cell office:value-type="string" calcext:value-type="string">
            <text:p>12-10-2-1</text:p>
          </table:table-cell>
          <table:table-cell office:value-type="float" office:value="1924572" calcext:value-type="float">
            <text:p>1,924,5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D13]+[.B13]+[.C13]" office:value-type="float" office:value="1924572" calcext:value-type="float">
            <text:p>1,924,572</text:p>
          </table:table-cell>
          <table:table-cell office:value-type="float" office:value="90481248" calcext:value-type="float">
            <text:p>90,481,2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H13]+[.F13]+[.G13]" office:value-type="float" office:value="90481248" calcext:value-type="float">
            <text:p>90,481,248</text:p>
          </table:table-cell>
          <table:table-cell office:value-type="float" office:value="90435120" calcext:value-type="float">
            <text:p>90,435,120</text:p>
          </table:table-cell>
          <table:table-cell office:value-type="float" office:value="176.85" calcext:value-type="float">
            <text:p>176.85</text:p>
          </table:table-cell>
        </table:table-row>
        <table:table-row table:style-name="ro1">
          <table:table-cell office:value-type="string" calcext:value-type="string">
            <text:p>13-8-2-2 </text:p>
          </table:table-cell>
          <table:table-cell office:value-type="float" office:value="2005731" calcext:value-type="float">
            <text:p>2,005,7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D14]+[.B14]+[.C14]" office:value-type="float" office:value="2005731" calcext:value-type="float">
            <text:p>2,005,731</text:p>
          </table:table-cell>
          <table:table-cell office:value-type="float" office:value="93961296" calcext:value-type="float">
            <text:p>93,961,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H14]+[.F14]+[.G14]" office:value-type="float" office:value="93961296" calcext:value-type="float">
            <text:p>93,961,296</text:p>
          </table:table-cell>
          <table:table-cell office:value-type="float" office:value="93960864" calcext:value-type="float">
            <text:p>93,960,864</text:p>
          </table:table-cell>
          <table:table-cell office:value-type="float" office:value="214.78" calcext:value-type="float">
            <text:p>214.78</text:p>
          </table:table-cell>
        </table:table-row>
        <table:table-row table:style-name="ro1">
          <table:table-cell office:value-type="string" calcext:value-type="string">
            <text:p>13-8-3-1 </text:p>
          </table:table-cell>
          <table:table-cell office:value-type="float" office:value="2420418" calcext:value-type="float">
            <text:p>2,420,4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D15]+[.B15]+[.C15]" office:value-type="float" office:value="2420418" calcext:value-type="float">
            <text:p>2,420,418</text:p>
          </table:table-cell>
          <table:table-cell office:value-type="float" office:value="114841584" calcext:value-type="float">
            <text:p>114,841,5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H15]+[.F15]+[.G15]" office:value-type="float" office:value="114841584" calcext:value-type="float">
            <text:p>114,841,584</text:p>
          </table:table-cell>
          <table:table-cell office:value-type="float" office:value="114841152" calcext:value-type="float">
            <text:p>114,841,152</text:p>
          </table:table-cell>
          <table:table-cell office:value-type="float" office:value="256.19" calcext:value-type="float">
            <text:p>256.19</text:p>
          </table:table-cell>
        </table:table-row>
        <table:table-row table:style-name="ro1">
          <table:table-cell office:value-type="string" calcext:value-type="string">
            <text:p>12-9-4-0 </text:p>
          </table:table-cell>
          <table:table-cell office:value-type="float" office:value="3392675" calcext:value-type="float">
            <text:p>3,392,6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D16]+[.B16]+[.C16]" office:value-type="float" office:value="3392675" calcext:value-type="float">
            <text:p>3,392,675</text:p>
          </table:table-cell>
          <table:table-cell office:value-type="float" office:value="159502200" calcext:value-type="float">
            <text:p>159,502,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H16]+[.F16]+[.G16]" office:value-type="float" office:value="159502200" calcext:value-type="float">
            <text:p>159,502,200</text:p>
          </table:table-cell>
          <table:table-cell office:value-type="float" office:value="159346728" calcext:value-type="float">
            <text:p>159,346,728</text:p>
          </table:table-cell>
          <table:table-cell office:value-type="float" office:value="315.85" calcext:value-type="float">
            <text:p>315.85</text:p>
          </table:table-cell>
        </table:table-row>
        <table:table-row table:style-name="ro1">
          <table:table-cell office:value-type="string" calcext:value-type="string">
            <text:p>13-7-4-1 </text:p>
          </table:table-cell>
          <table:table-cell office:value-type="float" office:value="8068060" calcext:value-type="float">
            <text:p>8,068,0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D17]+[.B17]+[.C17]" office:value-type="float" office:value="8068060" calcext:value-type="float">
            <text:p>8,068,060</text:p>
          </table:table-cell>
          <table:table-cell office:value-type="float" office:value="382805280" calcext:value-type="float">
            <text:p>382,805,2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H17]+[.F17]+[.G17]" office:value-type="float" office:value="382805280" calcext:value-type="float">
            <text:p>382,805,280</text:p>
          </table:table-cell>
          <table:table-cell office:value-type="float" office:value="382801104" calcext:value-type="float">
            <text:p>382,801,104</text:p>
          </table:table-cell>
          <table:table-cell office:value-type="float" office:value="973.92" calcext:value-type="float">
            <text:p>973.92</text:p>
          </table:table-cell>
        </table:table-row>
        <table:table-row table:style-name="ro1">
          <table:table-cell office:value-type="string" calcext:value-type="string">
            <text:p>11-10-4-0</text:p>
          </table:table-cell>
          <table:table-cell office:value-type="float" office:value="8142420" calcext:value-type="float">
            <text:p>8,142,4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D18]+[.B18]+[.C18]" office:value-type="float" office:value="8142420" calcext:value-type="float">
            <text:p>8,142,420</text:p>
          </table:table-cell>
          <table:table-cell office:value-type="float" office:value="382805280" calcext:value-type="float">
            <text:p>382,805,2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H18]+[.F18]+[.G18]" office:value-type="float" office:value="382805280" calcext:value-type="float">
            <text:p>382,805,280</text:p>
          </table:table-cell>
          <table:table-cell office:value-type="float" office:value="381802224" calcext:value-type="float">
            <text:p>381,802,224</text:p>
          </table:table-cell>
          <table:table-cell office:value-type="float" office:value="580.64" calcext:value-type="float">
            <text:p>580.64</text:p>
          </table:table-cell>
        </table:table-row>
        <table:table-row table:style-name="ro1">
          <table:table-cell office:value-type="string" calcext:value-type="string">
            <text:p>12-8-5-0 </text:p>
          </table:table-cell>
          <table:table-cell office:value-type="float" office:value="8463" calcext:value-type="float">
            <text:p>8,463</text:p>
          </table:table-cell>
          <table:table-cell office:value-type="float" office:value="0" calcext:value-type="float">
            <text:p>0</text:p>
          </table:table-cell>
          <table:table-cell office:value-type="float" office:value="10883418" calcext:value-type="float">
            <text:p>10,883,418</text:p>
          </table:table-cell>
          <table:table-cell table:formula="of:=+[.D19]+[.B19]+[.C19]" office:value-type="float" office:value="10891881" calcext:value-type="float">
            <text:p>10,891,881</text:p>
          </table:table-cell>
          <table:table-cell office:value-type="float" office:value="401544" calcext:value-type="float">
            <text:p>401,544</text:p>
          </table:table-cell>
          <table:table-cell office:value-type="float" office:value="0" calcext:value-type="float">
            <text:p>0</text:p>
          </table:table-cell>
          <table:table-cell office:value-type="float" office:value="516385584" calcext:value-type="float">
            <text:p>516,385,584</text:p>
          </table:table-cell>
          <table:table-cell table:formula="of:=+[.H19]+[.F19]+[.G19]" office:value-type="float" office:value="516787128" calcext:value-type="float">
            <text:p>516,787,128</text:p>
          </table:table-cell>
          <table:table-cell office:value-type="float" office:value="516787128" calcext:value-type="float">
            <text:p>516,787,128</text:p>
          </table:table-cell>
          <table:table-cell office:value-type="float" office:value="0.48" calcext:value-type="float">
            <text:p>.48</text:p>
          </table:table-cell>
        </table:table-row>
        <table:table-row table:style-name="ro1">
          <table:table-cell office:value-type="string" calcext:value-type="string">
            <text:p>13-6-5-1 </text:p>
          </table:table-cell>
          <table:table-cell office:value-type="float" office:value="14522508" calcext:value-type="float">
            <text:p>14,522,5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D20]+[.B20]+[.C20]" office:value-type="float" office:value="14522508" calcext:value-type="float">
            <text:p>14,522,508</text:p>
          </table:table-cell>
          <table:table-cell office:value-type="float" office:value="689049504" calcext:value-type="float">
            <text:p>689,049,5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H20]+[.F20]+[.G20]" office:value-type="float" office:value="689049504" calcext:value-type="float">
            <text:p>689,049,504</text:p>
          </table:table-cell>
          <table:table-cell office:value-type="float" office:value="689049504" calcext:value-type="float">
            <text:p>689,049,504</text:p>
          </table:table-cell>
          <table:table-cell office:value-type="float" office:value="1379.24" calcext:value-type="float">
            <text:p>1,379.24</text:p>
          </table:table-cell>
        </table:table-row>
        <table:table-row table:style-name="ro1">
          <table:table-cell office:value-type="string" calcext:value-type="string">
            <text:p>12-9-2-2 </text:p>
          </table:table-cell>
          <table:table-cell office:value-type="float" office:value="14619345" calcext:value-type="float">
            <text:p>14,619,3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D21]+[.B21]+[.C21]" office:value-type="float" office:value="14619345" calcext:value-type="float">
            <text:p>14,619,345</text:p>
          </table:table-cell>
          <table:table-cell office:value-type="float" office:value="678609360" calcext:value-type="float">
            <text:p>678,609,3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H21]+[.F21]+[.G21]" office:value-type="float" office:value="678609360" calcext:value-type="float">
            <text:p>678,609,360</text:p>
          </table:table-cell>
          <table:table-cell office:value-type="float" office:value="678010536" calcext:value-type="float">
            <text:p>678,010,536</text:p>
          </table:table-cell>
          <table:table-cell office:value-type="float" office:value="1417.67" calcext:value-type="float">
            <text:p>1,417.67</text:p>
          </table:table-cell>
        </table:table-row>
        <table:table-row table:style-name="ro1">
          <table:table-cell office:value-type="string" calcext:value-type="string">
            <text:p>12-9-3-1 </text:p>
          </table:table-cell>
          <table:table-cell office:value-type="float" office:value="17641910" calcext:value-type="float">
            <text:p>17,641,9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D22]+[.B22]+[.C22]" office:value-type="float" office:value="17641910" calcext:value-type="float">
            <text:p>17,641,910</text:p>
          </table:table-cell>
          <table:table-cell office:value-type="float" office:value="829411440" calcext:value-type="float">
            <text:p>829,411,4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H22]+[.F22]+[.G22]" office:value-type="float" office:value="829411440" calcext:value-type="float">
            <text:p>829,411,440</text:p>
          </table:table-cell>
          <table:table-cell office:value-type="float" office:value="828657600" calcext:value-type="float">
            <text:p>828,657,600</text:p>
          </table:table-cell>
          <table:table-cell office:value-type="float" office:value="1685.73" calcext:value-type="float">
            <text:p>1,685.73</text:p>
          </table:table-cell>
        </table:table-row>
        <table:table-row table:style-name="ro1">
          <table:table-cell office:value-type="string" calcext:value-type="string">
            <text:p>13-7-3-2 </text:p>
          </table:table-cell>
          <table:table-cell office:value-type="float" office:value="19363344" calcext:value-type="float">
            <text:p>19,363,3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D23]+[.B23]+[.C23]" office:value-type="float" office:value="19363344" calcext:value-type="float">
            <text:p>19,363,344</text:p>
          </table:table-cell>
          <table:table-cell office:value-type="float" office:value="918732672" calcext:value-type="float">
            <text:p>918,732,6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H23]+[.F23]+[.G23]" office:value-type="float" office:value="918732672" calcext:value-type="float">
            <text:p>918,732,672</text:p>
          </table:table-cell>
          <table:table-cell office:value-type="float" office:value="918720864" calcext:value-type="float">
            <text:p>918,720,864</text:p>
          </table:table-cell>
          <table:table-cell office:value-type="float" office:value="2358.5" calcext:value-type="float">
            <text:p>2,358.50</text:p>
          </table:table-cell>
        </table:table-row>
        <table:table-row table:style-name="ro1">
          <table:table-cell office:value-type="string" calcext:value-type="string">
            <text:p>12-7-6-0 </text:p>
          </table:table-cell>
          <table:table-cell office:value-type="float" office:value="19363344" calcext:value-type="float">
            <text:p>19,363,3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D24]+[.B24]+[.C24]" office:value-type="float" office:value="19363344" calcext:value-type="float">
            <text:p>19,363,344</text:p>
          </table:table-cell>
          <table:table-cell office:value-type="float" office:value="918732672" calcext:value-type="float">
            <text:p>918,732,6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H24]+[.F24]+[.G24]" office:value-type="float" office:value="918732672" calcext:value-type="float">
            <text:p>918,732,672</text:p>
          </table:table-cell>
          <table:table-cell office:value-type="float" office:value="918732672" calcext:value-type="float">
            <text:p>918,732,672</text:p>
          </table:table-cell>
          <table:table-cell office:value-type="float" office:value="1089.24" calcext:value-type="float">
            <text:p>1,089.24</text:p>
          </table:table-cell>
        </table:table-row>
        <table:table-row table:style-name="ro1">
          <table:table-cell office:value-type="string" calcext:value-type="string">
            <text:p>13-5-5-2 </text:p>
          </table:table-cell>
          <table:table-cell office:value-type="float" office:value="34810776" calcext:value-type="float">
            <text:p>34,810,7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D25]+[.B25]+[.C25]" office:value-type="float" office:value="34810776" calcext:value-type="float">
            <text:p>34,810,776</text:p>
          </table:table-cell>
          <table:table-cell office:value-type="float" office:value="1550361384" calcext:value-type="float">
            <text:p>1,550,361,3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H25]+[.F25]+[.G25]" office:value-type="float" office:value="1550361384" calcext:value-type="float">
            <text:p>1,550,361,384</text:p>
          </table:table-cell>
          <table:table-cell office:value-type="float" office:value="1550361384" calcext:value-type="float">
            <text:p>1,550,361,384</text:p>
          </table:table-cell>
          <table:table-cell office:value-type="float" office:value="3905.59" calcext:value-type="float">
            <text:p>3,905.59</text:p>
          </table:table-cell>
        </table:table-row>
        <table:table-row table:style-name="ro1">
          <table:table-cell office:value-type="string" calcext:value-type="string">
            <text:p>11-10-2-2</text:p>
          </table:table-cell>
          <table:table-cell office:value-type="float" office:value="35086428" calcext:value-type="float">
            <text:p>35,086,4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D26]+[.B26]+[.C26]" office:value-type="float" office:value="35086428" calcext:value-type="float">
            <text:p>35,086,428</text:p>
          </table:table-cell>
          <table:table-cell office:value-type="float" office:value="1628662464" calcext:value-type="float">
            <text:p>1,628,662,4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H26]+[.F26]+[.G26]" office:value-type="float" office:value="1628662464" calcext:value-type="float">
            <text:p>1,628,662,464</text:p>
          </table:table-cell>
          <table:table-cell office:value-type="float" office:value="1624655940" calcext:value-type="float">
            <text:p>1,624,655,940</text:p>
          </table:table-cell>
          <table:table-cell office:value-type="float" office:value="2524.85" calcext:value-type="float">
            <text:p>2,524.85</text:p>
          </table:table-cell>
        </table:table-row>
        <table:table-row table:style-name="ro1">
          <table:table-cell office:value-type="string" calcext:value-type="string">
            <text:p>13-6-3-3 </text:p>
          </table:table-cell>
          <table:table-cell office:value-type="float" office:value="35623588" calcext:value-type="float">
            <text:p>35,623,5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D27]+[.B27]+[.C27]" office:value-type="float" office:value="35623588" calcext:value-type="float">
            <text:p>35,623,588</text:p>
          </table:table-cell>
          <table:table-cell office:value-type="float" office:value="1684343232" calcext:value-type="float">
            <text:p>1,684,343,2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H27]+[.F27]+[.G27]" office:value-type="float" office:value="1684343232" calcext:value-type="float">
            <text:p>1,684,343,232</text:p>
          </table:table-cell>
          <table:table-cell office:value-type="float" office:value="1684258032" calcext:value-type="float">
            <text:p>1,684,258,032</text:p>
          </table:table-cell>
          <table:table-cell office:value-type="float" office:value="5213.06" calcext:value-type="float">
            <text:p>5,213.06</text:p>
          </table:table-cell>
        </table:table-row>
        <table:table-row table:style-name="ro1">
          <table:table-cell office:value-type="string" calcext:value-type="string">
            <text:p>11-9-5-0 </text:p>
          </table:table-cell>
          <table:table-cell office:value-type="float" office:value="293386" calcext:value-type="float">
            <text:p>293,386</text:p>
          </table:table-cell>
          <table:table-cell office:value-type="float" office:value="0" calcext:value-type="float">
            <text:p>0</text:p>
          </table:table-cell>
          <table:table-cell office:value-type="float" office:value="36347504" calcext:value-type="float">
            <text:p>36,347,504</text:p>
          </table:table-cell>
          <table:table-cell table:formula="of:=+[.D28]+[.B28]+[.C28]" office:value-type="float" office:value="36640890" calcext:value-type="float">
            <text:p>36,640,890</text:p>
          </table:table-cell>
          <table:table-cell office:value-type="float" office:value="13807536" calcext:value-type="float">
            <text:p>13,807,536</text:p>
          </table:table-cell>
          <table:table-cell office:value-type="float" office:value="0" calcext:value-type="float">
            <text:p>0</text:p>
          </table:table-cell>
          <table:table-cell office:value-type="float" office:value="1708816224" calcext:value-type="float">
            <text:p>1,708,816,224</text:p>
          </table:table-cell>
          <table:table-cell table:formula="of:=+[.H28]+[.F28]+[.G28]" office:value-type="float" office:value="1722623760" calcext:value-type="float">
            <text:p>1,722,623,760</text:p>
          </table:table-cell>
          <table:table-cell office:value-type="float" office:value="1722579696" calcext:value-type="float">
            <text:p>1,722,579,696</text:p>
          </table:table-cell>
          <table:table-cell office:value-type="float" office:value="101.36" calcext:value-type="float">
            <text:p>101.36</text:p>
          </table:table-cell>
        </table:table-row>
        <table:table-row table:style-name="ro1">
          <table:table-cell office:value-type="string" calcext:value-type="string">
            <text:p>11-10-3-1</text:p>
          </table:table-cell>
          <table:table-cell office:value-type="float" office:value="42340584" calcext:value-type="float">
            <text:p>42,340,5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D29]+[.B29]+[.C29]" office:value-type="float" office:value="42340584" calcext:value-type="float">
            <text:p>42,340,584</text:p>
          </table:table-cell>
          <table:table-cell office:value-type="float" office:value="1990587456" calcext:value-type="float">
            <text:p>1,990,587,4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H29]+[.F29]+[.G29]" office:value-type="float" office:value="1990587456" calcext:value-type="float">
            <text:p>1,990,587,456</text:p>
          </table:table-cell>
          <table:table-cell office:value-type="float" office:value="1985580480" calcext:value-type="float">
            <text:p>1,985,580,480</text:p>
          </table:table-cell>
          <table:table-cell office:value-type="float" office:value="3032.3" calcext:value-type="float">
            <text:p>3,032.30</text:p>
          </table:table-cell>
        </table:table-row>
        <table:table-row table:style-name="ro1">
          <table:table-cell office:value-type="string" calcext:value-type="string">
            <text:p>13-6-4-2 </text:p>
          </table:table-cell>
          <table:table-cell office:value-type="float" office:value="48408360" calcext:value-type="float">
            <text:p>48,408,3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D30]+[.B30]+[.C30]" office:value-type="float" office:value="48408360" calcext:value-type="float">
            <text:p>48,408,360</text:p>
          </table:table-cell>
          <table:table-cell office:value-type="float" office:value="2296831680" calcext:value-type="float">
            <text:p>2,296,831,6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H30]+[.F30]+[.G30]" office:value-type="float" office:value="2296831680" calcext:value-type="float">
            <text:p>2,296,831,680</text:p>
          </table:table-cell>
          <table:table-cell office:value-type="float" office:value="2296714560" calcext:value-type="float">
            <text:p>2,296,714,560</text:p>
          </table:table-cell>
          <table:table-cell office:value-type="float" office:value="7133.23" calcext:value-type="float">
            <text:p>7,133.23</text:p>
          </table:table-cell>
        </table:table-row>
        <table:table-row table:style-name="ro1">
          <table:table-cell office:value-type="string" calcext:value-type="string">
            <text:p>13-4-4-4 </text:p>
          </table:table-cell>
          <table:table-cell office:value-type="float" office:value="61176830" calcext:value-type="float">
            <text:p>61,176,8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D31]+[.B31]+[.C31]" office:value-type="float" office:value="61176830" calcext:value-type="float">
            <text:p>61,176,830</text:p>
          </table:table-cell>
          <table:table-cell office:value-type="float" office:value="1462103500" calcext:value-type="float">
            <text:p>1,462,103,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H31]+[.F31]+[.G31]" office:value-type="float" office:value="1462103500" calcext:value-type="float">
            <text:p>1,462,103,500</text:p>
          </table:table-cell>
          <table:table-cell office:value-type="float" office:value="1422323236" calcext:value-type="float">
            <text:p>1,422,323,236</text:p>
          </table:table-cell>
          <table:table-cell office:value-type="float" office:value="21737.4" calcext:value-type="float">
            <text:p>21,737.40</text:p>
          </table:table-cell>
        </table:table-row>
        <table:table-row table:style-name="ro1">
          <table:table-cell office:value-type="string" calcext:value-type="string">
            <text:p>11-7-7-0 </text:p>
          </table:table-cell>
          <table:table-cell office:value-type="float" office:value="61873812" calcext:value-type="float">
            <text:p>61,873,8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D32]+[.B32]+[.C32]" office:value-type="float" office:value="61873812" calcext:value-type="float">
            <text:p>61,873,812</text:p>
          </table:table-cell>
          <table:table-cell office:value-type="float" office:value="2756198016" calcext:value-type="float">
            <text:p>2,756,198,0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H32]+[.F32]+[.G32]" office:value-type="float" office:value="2756198016" calcext:value-type="float">
            <text:p>2,756,198,016</text:p>
          </table:table-cell>
          <table:table-cell office:value-type="float" office:value="2756198016" calcext:value-type="float">
            <text:p>2,756,198,016</text:p>
          </table:table-cell>
          <table:table-cell office:value-type="float" office:value="4251.53" calcext:value-type="float">
            <text:p>4,251.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/00/0000</text:date>, <text:time style:data-style-name="N2" text:time-value="13:44:38.477460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08T13:45:15.515525413</dc:date>
    <meta:editing-duration>PT16M1S</meta:editing-duration>
    <meta:editing-cycles>2</meta:editing-cycles>
    <meta:generator>LibreOffice/6.4.7.2$Linux_X86_64 LibreOffice_project/40$Build-2</meta:generator>
    <meta:document-statistic meta:table-count="1" meta:cell-count="343" meta:object-count="0"/>
  </office:meta>
</office:document-meta>
</file>